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586e" officeooo:paragraph-rsid="00195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nbankanfragen DES-Befehle</text:p>
      <text:p text:style-name="P1"/>
      <text:p text:style-name="P1"/>
      <text:p text:style-name="P1">1.<text:tab/>Welche Praktika gibt es?</text:p>
      <text:p text:style-name="P1"><text:tab/>project Pname (Praktikum);<text:tab/><text:tab/><text:tab/></text:p>
      <text:p text:style-name="P1"><text:s/></text:p>
      <text:p text:style-name="P1">2.<text:tab/>Name und Vorname aller Schüler, die im Jahr 2015 ein Praktikum gemacht haben<text:tab/><text:tab/>project SName,SVorname (select Schuljahr=2015 (Schueler));</text:p>
      <text:p text:style-name="P1"><text:tab/></text:p>
      <text:p text:style-name="P1">3.<text:tab/>Wie lautet die Email-Adresse der Fahrradwerkstatt?<text:tab/></text:p>
      <text:p text:style-name="P1"><text:tab/>project <text:s/>Kontaktmail (select FName = ‘Fahrradwerkstatt‘ (Firma));</text:p>
      <text:p text:style-name="P1"><text:tab/></text:p>
      <text:p text:style-name="P1">4.<text:tab/>Wo befindet sich das Medienhaus?<text:tab/></text:p>
      <text:p text:style-name="P1"><text:tab/>project <text:s/>FStrasseHNr,FPLZ (select FName = ‘Medienhaus‘ (Firma));</text:p>
      <text:p text:style-name="P1"><text:tab/><text:tab/><text:tab/><text:tab/><text:tab/><text:tab/></text:p>
      <text:p text:style-name="P1">5.<text:tab/>Welche Firmen haben mehr als 100 Angestellte?</text:p>
      <text:p text:style-name="P1"><text:tab/>project <text:s/>FName (select Mitarbeiterzahl &gt; 100 <text:s/>(Firma));</text:p>
      <text:p text:style-name="P1"/>
      <text:p text:style-name="P1">7.<text:tab/>Welche Firmen bieten welche Praktikumsstellen an<text:tab/>(alphabetisch nach Firmenname <text:tab/>geordnet)?</text:p>
      <text:p text:style-name="P1"><text:tab/>project <text:s/>FName,Pname (select Firma.FNr. = Angebot.FNr. and Pname AS "Praktikum"<text:tab/><text:tab/>Praktikum.PNr=Angebot.PNr (Firma njoin Praktikum njoin Angebot))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4:44:12.652543968</meta:creation-date>
    <dc:date>2018-06-11T14:49:11.386374172</dc:date>
    <meta:editing-duration>PT4M59S</meta:editing-duration>
    <meta:editing-cycles>1</meta:editing-cycles>
    <meta:document-statistic meta:table-count="0" meta:image-count="0" meta:object-count="0" meta:page-count="1" meta:paragraph-count="17" meta:word-count="98" meta:character-count="799" meta:non-whitespace-character-count="685"/>
    <meta:generator>LibreOffice/5.2.0.4$Linux_X86_64 LibreOffice_project/066b007f5ebcc236395c7d282ba488bca6720265</meta:generator>
  </office:meta>
</office:document-meta>
</file>